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text:display="non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5.00pt" fo:margin-bottom="5.00pt"/>
    </style:style>
    <style:style style:name="P2" style:family="paragraph">
      <style:paragraph-properties fo:line-height="100.00%" fo:text-align="left">
        <style:tab-stops>
          <style:tab-stop style:position="16.00pt"/>
          <style:tab-stop style:position="32.00pt"/>
          <style:tab-stop style:position="48.00pt"/>
          <style:tab-stop style:position="64.00pt"/>
          <style:tab-stop style:position="80.00pt"/>
          <style:tab-stop style:position="96.00pt"/>
          <style:tab-stop style:position="112.00pt"/>
          <style:tab-stop style:position="128.00pt"/>
          <style:tab-stop style:position="144.00pt"/>
          <style:tab-stop style:position="160.00pt"/>
          <style:tab-stop style:position="176.00pt"/>
          <style:tab-stop style:position="192.00pt"/>
          <style:tab-stop style:position="208.00pt"/>
          <style:tab-stop style:position="224.00pt"/>
          <style:tab-stop style:position="240.00pt"/>
          <style:tab-stop style:position="256.00pt"/>
          <style:tab-stop style:position="272.00pt"/>
          <style:tab-stop style:position="288.00pt"/>
          <style:tab-stop style:position="304.00pt"/>
          <style:tab-stop style:position="320.00pt"/>
          <style:tab-stop style:position="336.00pt"/>
          <style:tab-stop style:position="352.00pt"/>
          <style:tab-stop style:position="368.00pt"/>
          <style:tab-stop style:position="384.00pt"/>
          <style:tab-stop style:position="400.00pt"/>
          <style:tab-stop style:position="416.00pt"/>
          <style:tab-stop style:position="432.00pt"/>
          <style:tab-stop style:position="448.00pt"/>
          <style:tab-stop style:position="464.00pt"/>
          <style:tab-stop style:position="480.00pt"/>
          <style:tab-stop style:position="496.00pt"/>
          <style:tab-stop style:position="512.00pt"/>
        </style:tab-stops>
      </style:paragraph-properties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nter to “</text:span><text:span text:style-name="T2">left click</text:span><text:span text:style-name="T3">” on an item.</text:span></text:p>
      <text:p text:style-name="P1"><text:span text:style-name="T3">But what if you need to right-click in a Word document or right-click on a file to see it’s properties? The<text:s/></text:span><text:span text:style-name="T4">right-click keyboard shortcut</text:span><text:span text:style-name="T5"><text:s/>is to hold down<text:s/></text:span><text:span text:style-name="T6">SHIFT</text:span><text:span text:style-name="T7"><text:s/>and then press<text:s/></text:span><text:span text:style-name="T8">F10.<text:s/></text:span><text:span text:style-name="T9">That’s one of my favorite keyboard shortcuts because it comes in VERY handy and sometimes it’s actually easier to use the keyboard than the mouse.</text:span></text:p>
      <text:p text:style-name="P1"><text:span text:style-name="T9">There are some other handy<text:s/></text:span><text:span text:style-name="T10">HYPERLINK "\l "</text:span><text:span text:style-name="T11">Windows keyboard</text:span><text:span text:style-name="T12"><text:s/>shortcuts that you should know in case you are stuck in a bad situation:</text:span></text:p>
      <text:p text:style-name="P1"><text:span text:style-name="T13">CTRL+ESC:</text:span><text:span text:style-name="T14"><text:s/>Opens the<text:s/></text:span><text:span text:style-name="T15">Start</text:span><text:span text:style-name="T16"><text:s/>menu (then use ARROW keys to select an item)</text:span></text:p>
      <text:p text:style-name="P1"><text:span text:style-name="T17">ALT+DOWN ARROW</text:span><text:span text:style-name="T18">: Opens a drop-down list box</text:span></text:p>
      <text:p text:style-name="P1"><text:span text:style-name="T19">ALT+F4:</text:span><text:span text:style-name="T20"><text:s/>Closes the current program window</text:span></text:p>
      <text:p text:style-name="P1"><text:span text:style-name="T21">ALT+ENTER:</text:span><text:span text:style-name="T22"><text:s/>Open the properties for the selected object</text:span></text:p>
      <text:p text:style-name="P1"><text:span text:style-name="T22">There are of course many other shortcuts that are equally useful and I have written several posts on this topic:</text:span></text:p>
      <text:p text:style-name="P1"><text:span text:style-name="T23">HYPERLINK "http://www.online-tech-tips.com/internet-explorer-tips/how-to-switch-between-tabs-in-ie7-using-shortcut-key/"</text:span><text:span text:style-name="T24">Switch Between Tabs in Any Browser</text:span><text:span text:style-name="T25"/></text:p>
      <text:p text:style-name="P1"><text:span text:style-name="T26">HYPERLINK "http://www.online-tech-tips.com/ms-office-tips/switch-between-worksheets-excel/"</text:span><text:span text:style-name="T27">Switch Between Sheets in Excel</text:span><text:span text:style-name="T28"/></text:p>
      <text:p text:style-name="P1"><text:span text:style-name="T29">HYPERLINK "http://www.online-tech-tips.com/windows-8/top-12-keyboard-shortcuts-for-windows-8/"</text:span><text:span text:style-name="T30">Top 12 Keyboard Shortcuts for Windows 8</text:span><text:span text:style-name="T31"/></text:p>
      <text:p text:style-name="P1"><text:span text:style-name="T32">HYPERLINK "http://www.online-tech-tips.com/computer-tips/hide-windows-desktop-screen/"</text:span><text:span text:style-name="T33">Best Ways to Hide Your Desktop</text:span><text:span text:style-name="T34"/></text:p>
      <text:p text:style-name="P2"><text:span text:style-name="T35"/></text:p>
      <text:p text:style-name="P3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